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orizontal_20_Line">
      <style:paragraph-properties fo:margin-top="0cm" fo:margin-bottom="0.247cm" style:contextual-spacing="false" fo:line-height="115%"/>
    </style:style>
    <style:style style:name="P3" style:family="paragraph" style:parent-style-name="Heading_20_3">
      <style:paragraph-properties fo:margin-top="0cm" fo:margin-bottom="0.247cm" style:contextual-spacing="false" fo:line-height="115%"/>
    </style:style>
    <style:style style:name="P4" style:family="paragraph" style:parent-style-name="Text_20_body" style:list-style-name="L1"/>
    <style:style style:name="P5" style:family="paragraph" style:parent-style-name="Text_20_body">
      <style:text-properties officeooo:rsid="001fa318" officeooo:paragraph-rsid="001fa318"/>
    </style:style>
    <style:style style:name="P6" style:family="paragraph" style:parent-style-name="Text_20_body">
      <style:text-properties officeooo:paragraph-rsid="001fa318"/>
    </style:style>
    <style:style style:name="P7" style:family="paragraph" style:parent-style-name="Text_20_body">
      <style:text-properties officeooo:paragraph-rsid="0013be33"/>
    </style:style>
    <style:style style:name="P8" style:family="paragraph" style:parent-style-name="Text_20_body">
      <style:text-properties officeooo:rsid="0013be33" officeooo:paragraph-rsid="00143022"/>
    </style:style>
    <style:style style:name="P9" style:family="paragraph" style:parent-style-name="Text_20_body">
      <style:text-properties officeooo:rsid="0011ea41" officeooo:paragraph-rsid="0013be33"/>
    </style:style>
    <style:style style:name="P10" style:family="paragraph" style:parent-style-name="Text_20_body">
      <style:text-properties officeooo:rsid="000f2bfa" officeooo:paragraph-rsid="000f2bfa"/>
    </style:style>
    <style:style style:name="P11" style:family="paragraph" style:parent-style-name="Heading_20_3">
      <style:paragraph-properties fo:margin-top="0cm" fo:margin-bottom="0.247cm" style:contextual-spacing="false" fo:line-height="115%"/>
      <style:text-properties officeooo:paragraph-rsid="001059bf"/>
    </style:style>
    <style:style style:name="P12" style:family="paragraph" style:parent-style-name="Text_20_body" style:list-style-name="L2">
      <style:text-properties officeooo:paragraph-rsid="001059bf"/>
    </style:style>
    <style:style style:name="P13" style:family="paragraph" style:parent-style-name="Horizontal_20_Line">
      <style:paragraph-properties fo:margin-top="0cm" fo:margin-bottom="0.247cm" style:contextual-spacing="false" fo:line-height="115%"/>
      <style:text-properties officeooo:paragraph-rsid="001059bf"/>
    </style:style>
    <style:style style:name="P14" style:family="paragraph" style:parent-style-name="Text_20_body" style:list-style-name="L3">
      <style:text-properties officeooo:paragraph-rsid="001ebadc"/>
    </style:style>
    <style:style style:name="P15" style:family="paragraph" style:parent-style-name="Text_20_body" style:list-style-name="L3">
      <style:text-properties officeooo:rsid="0011e379" officeooo:paragraph-rsid="001ebadc"/>
    </style:style>
    <style:style style:name="P16" style:family="paragraph" style:parent-style-name="Text_20_body">
      <style:paragraph-properties fo:text-align="start" style:justify-single-word="false"/>
      <style:text-properties officeooo:paragraph-rsid="001c945a"/>
    </style:style>
    <style:style style:name="P17" style:family="paragraph" style:parent-style-name="Text_20_body">
      <style:paragraph-properties fo:text-align="start" style:justify-single-word="false"/>
      <style:text-properties officeooo:paragraph-rsid="001059bf"/>
    </style:style>
    <style:style style:name="P18" style:family="paragraph" style:parent-style-name="Text_20_body">
      <style:paragraph-properties fo:text-align="start" style:justify-single-word="false"/>
      <style:text-properties officeooo:paragraph-rsid="0024b5ea"/>
    </style:style>
    <style:style style:name="P19" style:family="paragraph" style:parent-style-name="Text_20_body">
      <style:paragraph-properties fo:text-align="start" style:justify-single-word="false"/>
      <style:text-properties officeooo:rsid="00157800" officeooo:paragraph-rsid="00157800"/>
    </style:style>
    <style:style style:name="P20" style:family="paragraph" style:parent-style-name="Text_20_body">
      <style:paragraph-properties fo:text-align="start" style:justify-single-word="false"/>
      <style:text-properties officeooo:rsid="00157800"/>
    </style:style>
    <style:style style:name="P21" style:family="paragraph" style:parent-style-name="Text_20_body">
      <style:paragraph-properties fo:text-align="start" style:justify-single-word="false"/>
      <style:text-properties officeooo:paragraph-rsid="00176fb8"/>
    </style:style>
    <style:style style:name="P22" style:family="paragraph" style:parent-style-name="Text_20_body">
      <style:paragraph-properties fo:text-align="start" style:justify-single-word="false"/>
      <style:text-properties officeooo:paragraph-rsid="001cf2b4"/>
    </style:style>
    <style:style style:name="P23" style:family="paragraph" style:parent-style-name="Text_20_body">
      <style:paragraph-properties fo:text-align="start" style:justify-single-word="false"/>
      <style:text-properties officeooo:rsid="00176fb8" officeooo:paragraph-rsid="00176fb8"/>
    </style:style>
    <style:style style:name="P24" style:family="paragraph" style:parent-style-name="Text_20_body">
      <style:paragraph-properties fo:text-align="start" style:justify-single-word="false"/>
      <style:text-properties officeooo:rsid="0018816c" officeooo:paragraph-rsid="0018816c"/>
    </style:style>
    <style:style style:name="P25" style:family="paragraph" style:parent-style-name="Text_20_body">
      <style:paragraph-properties fo:text-align="start" style:justify-single-word="false"/>
      <style:text-properties officeooo:paragraph-rsid="0018a1cb"/>
    </style:style>
    <style:style style:name="P26" style:family="paragraph" style:parent-style-name="Text_20_body">
      <style:paragraph-properties fo:text-align="start" style:justify-single-word="false"/>
      <style:text-properties officeooo:paragraph-rsid="001a21d6"/>
    </style:style>
    <style:style style:name="P27" style:family="paragraph" style:parent-style-name="Text_20_body">
      <style:paragraph-properties fo:text-align="start" style:justify-single-word="false"/>
      <style:text-properties officeooo:rsid="001af60f" officeooo:paragraph-rsid="001af60f"/>
    </style:style>
    <style:style style:name="P28" style:family="paragraph" style:parent-style-name="Text_20_body">
      <style:paragraph-properties fo:text-align="start" style:justify-single-word="false"/>
      <style:text-properties officeooo:rsid="001af98d" officeooo:paragraph-rsid="001af98d"/>
    </style:style>
    <style:style style:name="P29" style:family="paragraph" style:parent-style-name="Text_20_body">
      <style:paragraph-properties fo:text-align="start" style:justify-single-word="false"/>
      <style:text-properties officeooo:rsid="001e06e0" officeooo:paragraph-rsid="001e06e0"/>
    </style:style>
    <style:style style:name="P30" style:family="paragraph" style:parent-style-name="Text_20_body">
      <style:paragraph-properties fo:text-align="start" style:justify-single-word="false"/>
      <style:text-properties officeooo:rsid="001b1065" officeooo:paragraph-rsid="001b1065"/>
    </style:style>
    <style:style style:name="P31" style:family="paragraph" style:parent-style-name="Text_20_body">
      <style:paragraph-properties fo:text-align="start" style:justify-single-word="false"/>
      <style:text-properties officeooo:paragraph-rsid="001b1065"/>
    </style:style>
    <style:style style:name="P32" style:family="paragraph" style:parent-style-name="Text_20_body">
      <style:text-properties officeooo:paragraph-rsid="001059bf"/>
    </style:style>
    <style:style style:name="P33" style:family="paragraph" style:parent-style-name="Text_20_body" style:list-style-name="L3">
      <style:text-properties officeooo:rsid="001059bf" officeooo:paragraph-rsid="001059bf"/>
    </style:style>
    <style:style style:name="P34" style:family="paragraph" style:parent-style-name="Text_20_body" style:list-style-name="L3">
      <style:text-properties officeooo:rsid="001ebadc" officeooo:paragraph-rsid="001ebadc"/>
    </style:style>
    <style:style style:name="P35" style:family="paragraph" style:parent-style-name="Text_20_body" style:list-style-name="L3">
      <style:text-properties officeooo:paragraph-rsid="00144337"/>
    </style:style>
    <style:style style:name="P36" style:family="paragraph" style:parent-style-name="Text_20_body" style:list-style-name="L3">
      <style:text-properties officeooo:paragraph-rsid="001e06e0"/>
    </style:style>
    <style:style style:name="P37" style:family="paragraph" style:parent-style-name="Text_20_body" style:list-style-name="L4">
      <style:text-properties officeooo:rsid="001059bf" officeooo:paragraph-rsid="001059bf"/>
    </style:style>
    <style:style style:name="P38" style:family="paragraph" style:parent-style-name="Text_20_body" style:list-style-name="L4"/>
    <style:style style:name="P39" style:family="paragraph" style:parent-style-name="Text_20_body" style:list-style-name="L4">
      <style:text-properties officeooo:paragraph-rsid="00144337"/>
    </style:style>
    <style:style style:name="P40" style:family="paragraph" style:parent-style-name="Heading_20_3">
      <style:paragraph-properties fo:margin-top="0cm" fo:margin-bottom="0.247cm" style:contextual-spacing="false" fo:line-height="115%"/>
      <style:text-properties officeooo:paragraph-rsid="00143022"/>
    </style:style>
    <style:style style:name="P41" style:family="paragraph" style:parent-style-name="Heading_20_3">
      <style:paragraph-properties fo:margin-top="0cm" fo:margin-bottom="0.247cm" style:contextual-spacing="false" fo:line-height="115%"/>
      <style:text-properties officeooo:rsid="00144337" officeooo:paragraph-rsid="00144337"/>
    </style:style>
    <style:style style:name="P42" style:family="paragraph" style:parent-style-name="Text_20_body">
      <style:paragraph-properties fo:text-align="justify" style:justify-single-word="false"/>
    </style:style>
    <style:style style:name="P43" style:family="paragraph" style:parent-style-name="Text_20_body" style:list-style-name="L4">
      <style:text-properties officeooo:paragraph-rsid="001059bf"/>
    </style:style>
    <style:style style:name="T1" style:family="text">
      <style:text-properties officeooo:rsid="000f2bfa"/>
    </style:style>
    <style:style style:name="T2" style:family="text">
      <style:text-properties officeooo:rsid="0011e379"/>
    </style:style>
    <style:style style:name="T3" style:family="text">
      <style:text-properties officeooo:rsid="0011ea41"/>
    </style:style>
    <style:style style:name="T4" style:family="text">
      <style:text-properties officeooo:rsid="001f3bba"/>
    </style:style>
    <style:style style:name="T5" style:family="text">
      <style:text-properties officeooo:rsid="001fa318"/>
    </style:style>
    <style:style style:name="T6" style:family="text">
      <style:text-properties officeooo:rsid="00143022"/>
    </style:style>
    <style:style style:name="T7" style:family="text">
      <style:text-properties officeooo:rsid="00265c64"/>
    </style:style>
    <style:style style:name="T8" style:family="text">
      <style:text-properties officeooo:rsid="001ebadc"/>
    </style:style>
    <style:style style:name="T9" style:family="text">
      <style:text-properties officeooo:rsid="001059bf"/>
    </style:style>
    <style:style style:name="T10" style:family="text">
      <style:text-properties officeooo:rsid="001c945a"/>
    </style:style>
    <style:style style:name="T11" style:family="text">
      <style:text-properties officeooo:rsid="00146d49"/>
    </style:style>
    <style:style style:name="T12" style:family="text">
      <style:text-properties officeooo:rsid="001516a2"/>
    </style:style>
    <style:style style:name="T13" style:family="text">
      <style:text-properties officeooo:rsid="00157800"/>
    </style:style>
    <style:style style:name="T14" style:family="text">
      <style:text-properties officeooo:rsid="0024b5ea"/>
    </style:style>
    <style:style style:name="T15" style:family="text">
      <style:text-properties officeooo:rsid="00176fb8"/>
    </style:style>
    <style:style style:name="T16" style:family="text">
      <style:text-properties officeooo:rsid="001cf2b4"/>
    </style:style>
    <style:style style:name="T17" style:family="text">
      <style:text-properties officeooo:rsid="0018816c"/>
    </style:style>
    <style:style style:name="T18" style:family="text">
      <style:text-properties officeooo:rsid="00223e90"/>
    </style:style>
    <style:style style:name="T19" style:family="text">
      <style:text-properties officeooo:rsid="0018a1cb"/>
    </style:style>
    <style:style style:name="T20" style:family="text">
      <style:text-properties officeooo:rsid="001a21d6"/>
    </style:style>
    <style:style style:name="T21" style:family="text">
      <style:text-properties officeooo:rsid="001af60f"/>
    </style:style>
    <style:style style:name="T22" style:family="text">
      <style:text-properties officeooo:rsid="001af98d"/>
    </style:style>
    <style:style style:name="T23" style:family="text">
      <style:text-properties officeooo:rsid="001b1065"/>
    </style:style>
    <style:style style:name="T24" style:family="text">
      <style:text-properties officeooo:rsid="001bba9d"/>
    </style:style>
    <style:style style:name="T25" style:family="text">
      <style:text-properties style:text-position="super 58%" officeooo:rsid="001bba9d"/>
    </style:style>
    <style:style style:name="T26" style:family="text">
      <style:text-properties officeooo:rsid="00144337"/>
    </style:style>
    <style:style style:name="T27" style:family="text">
      <style:text-properties officeooo:rsid="001e06e0"/>
    </style:style>
    <style:style style:name="T28" style:family="text">
      <style:text-properties fo:font-size="12pt" style:font-size-asian="12pt" style:font-size-complex="12pt"/>
    </style:style>
    <style:style style:name="T29" style:family="text">
      <style:text-properties fo:font-size="12pt" officeooo:rsid="001e06e0"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ROTEIRO – FESTA DE ANIVERSÁRIO DE 70 ANOS DE JACINTA TOMM<text:line-break/>📅 Data: 18/04/2026<text:line-break/>⏰ Horário: 11h</text:span></text:p>
      <text:p text:style-name="P2"/>
      <text:h text:style-name="P3" text:outline-level="3">🎶 1. RECEPÇÃO DOS CONVIDADOS (11h00)</text:h>
      <text:list text:style-name="L1">
        <text:list-item>
          <text:p text:style-name="P4">Música ambiente (preferência por músicas alemãs tradicionais ou instrumentais suaves)</text:p>
        </text:list-item>
        <text:list-item>
          <text:p text:style-name="P4">Recepção com família </text:p>
        </text:list-item>
        <text:list-item>
          <text:p text:style-name="P4">Acolhida informal dos convidados <text:span text:style-name="T1">e fotos com os convidados</text:span></text:p>
        </text:list-item>
      </text:list>
      <text:p text:style-name="P2"/>
      <text:h text:style-name="P3" text:outline-level="3">🎤 2. ABERTURA OFICIAL (1<text:span text:style-name="T2">2</text:span>h) – <text:span text:style-name="T3">Música: “Canon in D” – Johann Pachelbel</text:span><text:span text:style-name="T4"> (baixinho)</text:span></text:h>
      <text:p text:style-name="Text_20_body"><text:span text:style-name="Strong_20_Emphasis">Mestre de cerimônias – </text:span><text:span text:style-name="Strong_20_Emphasis"><text:span text:style-name="T5">Carla Tomm:</text:span></text:span></text:p>
      <text:p text:style-name="P5">Gostaria de uns minutos da sua atenção. Silêncio, por gentileza.</text:p>
      <text:p text:style-name="P6">“Bom dia a todos! Hoje é um dia muito especial<text:span text:style-name="T4">.</text:span> Estamos reunidos para celebrar os 70 anos de uma mulher de história inspiradora, força admirável e coração generoso: Jacinta Tomm.”</text:p>
      <text:p text:style-name="P7"/>
      <text:p text:style-name="P7"><text:span text:style-name="T3">“Neste momento especial, convidamos o Pastor Elias para vir à frente. E, enquanto nos preparamos para ouvir sua mensagem, convidamos a todos a acolher este instante com o coração aberto, escutando a canção ‘</text:span><text:span text:style-name="T6">Tua Graça Me Basta</text:span><text:span text:style-name="T3">’, na voz de Davi Sacer.<text:line-break/>Que esta música traduza a nossa gratidão a Deus por uma vida conduzida por fé, </text:span><text:span text:style-name="T6">caridade, humildade</text:span><text:span text:style-name="T3"> e por um propósito </text:span><text:span text:style-name="T6">imenso</text:span><text:span text:style-name="T3"> ao longo destes 70 </text:span><text:span text:style-name="T4">anos</text:span><text:span text:style-name="T3"> Jacinta.”</text:span></text:p>
      <text:p text:style-name="P8">MÚSICA: (<text:span text:style-name="T6">Tua Graça Me Basta</text:span> de Davi Sacer - <text:a xlink:type="simple" xlink:href="https://www.youtube.com/watch?v=F9hWwTQ4MKQ&amp;list=RDF9hWwTQ4MKQ&amp;start_radio=1" text:style-name="Internet_20_link" text:visited-style-name="Visited_20_Internet_20_Link">https://www.youtube.com/watch?v=F9hWwTQ4MKQ&amp;list=RDF9hWwTQ4MKQ&amp;start_radio=1</text:a><text:span text:style-name="T6">)</text:span></text:p>
      <text:p text:style-name="P9"/>
      <text:p text:style-name="P10">Agradecemos as gentis e abençoadas palavras do Pastor Elias e convidamos a todos para desfrutarem deste maravilhoso buffet, preparado com carinho pela chef de cozinha <text:span text:style-name="T7">Ilza </text:span>Beatriz <text:span text:style-name="T7">Sommavilla</text:span>. Desejamos a todos um excelente almoço! </text:p>
      <text:p text:style-name="P2"/>
      <text:h text:style-name="P11" text:outline-level="3">🍽️ <text:span text:style-name="T8">3</text:span>. ALMOÇO / CONFRATERNIZAÇÃO (1<text:span text:style-name="T2">2</text:span>h<text:span text:style-name="T8">1</text:span><text:span text:style-name="T2">5</text:span>)</text:h>
      <text:list text:style-name="L2">
        <text:list-item>
          <text:p text:style-name="P12">Almoço festivo</text:p>
        </text:list-item>
        <text:list-item>
          <text:p text:style-name="P12">Música ambiente </text:p>
        </text:list-item>
      </text:list>
      <text:p text:style-name="P13"/>
      <text:h text:style-name="P3" text:outline-level="3">🌱 3. HISTÓRIA DE VIDA (1<text:span text:style-name="T2">3</text:span>h<text:span text:style-name="T2">15</text:span>) </text:h>
      <text:list text:style-name="L3">
        <text:list-item>
          <text:p text:style-name="P14"><text:span text:style-name="T9">Convida</text:span><text:span text:style-name="T10">mos</text:span><text:span text:style-name="T9"> a aniversariante para vir a frente, </text:span><text:span text:style-name="T10">ela que é exemplo de liderança, dedicação e compromisso com o bem coletivo.</text:span></text:p>
        </text:list-item>
        <text:list-item>
          <text:p text:style-name="P14"><text:span text:style-name="Strong_20_Emphasis">DISCURSO – 70 ANOS DE JACINTA TOMM</text:span><text:line-break/><text:span text:style-name="Emphasis">(Para ser apresentado pela filha – mestre de cerimônias)</text:span></text:p>
        </text:list-item>
        <text:list-item>
          <text:p text:style-name="P15"><text:soft-page-break/>Música: River Flows in You – Yiruma</text:p>
        </text:list-item>
      </text:list>
      <text:p text:style-name="P16"/>
      <text:p text:style-name="P16"><text:span text:style-name="T11">Dando segu</text:span><text:span text:style-name="T12">imento a presente celebração gostaria de pedir a atenção de todos para esse momento especial… e desde já agradecendo a presença de todos nesse dia tão especial…. </text:span>um daqueles dias que ficam marcados não apenas no calendário, mas no coração de todos nós. É com muita emoção e gratidão que damos início à celebração dos 70 anos <text:span text:style-name="T10">de uma mulher extraordinária… <text:s/></text:span>minha mãe, Jacinta Tomm.</text:p>
      <text:p text:style-name="P17">Falar da <text:span text:style-name="T13">ma</text:span>mãe é sempre uma tarefa difícil… porque nenhuma palavra parece suficiente para expressar tudo o que ela representa.</text:p>
      <text:p text:style-name="P18">A história d<text:span text:style-name="T13">essa mulher </text:span><text:span text:style-name="T10">tão bem-sucedida</text:span> começa, no interior de Cerro Largo, em Linha São Francisco, em uma família de imigrantes alemães. <text:span text:style-name="T14">Filha de Thereza Koehler Jung e neta de Pedro e Maria Mahl Koehler , além de Pedro Luis Jung, cujos avós paternos são Mathias e Josifina Rockembach Jung. </text:span></text:p>
      <text:p text:style-name="P18">Uma infância marcada pelo trabalho, pela união e por valores muito fortes. Uma casa cheia de irmãos, <text:span text:style-name="T10">sendo a sexta de um total de </text:span><text:span text:style-name="T13">dez </text:span><text:span text:style-name="T10">(Elveny, Seno, Clarice, Ilse, Beatriz, Vera, Cecília e Medardo)</text:span><text:span text:style-name="T13">, </text:span><text:span text:style-name="T10">tendo</text:span><text:span text:style-name="T13"> a irmã Carmem falec</text:span><text:span text:style-name="T10">ido</text:span><text:span text:style-name="T13"> com apenas 1 ano de vida</text:span><text:span text:style-name="T12">, </text:span>onde se falava o dialeto alemão e desde cedo, se aprendeu o verdadeiro significado de família.</text:p>
      <text:p text:style-name="P19"><text:span text:style-name="T15">S</text:span>eu pai, Pedro Luis Jung, mais conhecido como Aloísio, era um homem de poucas palavras, mas de uma sabedoria profunda. Tinha um amor especial pela leitura, especialmente pelos jornais, e encontrava neles uma forma de compreender o mundo.</text:p>
      <text:p text:style-name="P20">Dedicou sua vida à família, ao trabalho na lavoura, à criação de animais e à fé, sendo sempre muito presente na comunidade e na igreja. Foi também um grande incentivador da vida religiosa, chegando a patrocinar o seminário <text:span text:style-name="T16">local </text:span>e contribuindo ativamente com trabalhos voluntários e comunitários.</text:p>
      <text:p text:style-name="P20">Com esse espírito, encaminhou seus filhos para a vida religiosa — alguns como padres, outr<text:span text:style-name="T16">a</text:span>s como freiras. E, embora muitos tenham iniciado esse caminho, mais tarde seguiram seus próprios destinos, constituindo suas famílias. Ainda assim, permaneceram os valores que ele sempre cultivou: fé, união, responsabilidade e amor ao próximo.</text:p>
      <text:p text:style-name="P21"><text:span text:style-name="T15">Jacinta, saiu de</text:span> casa com apenas 13 anos, <text:span text:style-name="T15">seguindo os conselhos do pai, direto para o Seminário, onde aprendeu ao lado das freiras todos os bons predicados que mais tarde Sérgio </text:span><text:span text:style-name="T16">tanto</text:span><text:span text:style-name="T15"> apreciaria!</text:span></text:p>
      <text:p text:style-name="P22"><text:span text:style-name="T15">Permaneceu por 1 ano lá e após, seguiu trabalhando em casa de família, para ter meios de continuar estudando a noite. Um ano mais tarde, recebeu o convite para vir trabalhar na grande cidade de Santo Ângelo, e não exitou em se aventurar: </text:span>carregando na bagagem coragem, determinação e um sonho: estudar e construir um futuro melhor.</text:p>
      <text:p text:style-name="P22"><text:span text:style-name="T15">Dinheiro? </text:span><text:span text:style-name="T16">S</text:span><text:span text:style-name="T15">ó para a passagem de vinda </text:span><text:span text:style-name="T16">e</text:span><text:span text:style-name="T15"> o t</text:span><text:span text:style-name="T16">á</text:span><text:span text:style-name="T15">xi, </text:span><text:span text:style-name="T16">no bolso só um</text:span><text:span text:style-name="T15"> papel com </text:span><text:span text:style-name="T16">o</text:span><text:span text:style-name="T15"> endereço… na chegada, eis a surpresa… quem atendeu a porta? </text:span><text:span text:style-name="T16">Adivinhem? </text:span><text:span text:style-name="T15">Sérgio… e </text:span><text:span text:style-name="T17">será que </text:span><text:span text:style-name="T15">foi paixão a primeira vis</text:span><text:span text:style-name="T16">ta</text:span><text:span text:style-name="T15"> ? </text:span><text:span text:style-name="T17">Bem, muitas flores do jardim da vó Vali começaram a sumir depois disso… </text:span></text:p>
      <text:p text:style-name="P23"><text:span text:style-name="T16">A proposta</text:span><text:span text:style-name="T17"> </text:span><text:span text:style-name="T16">de</text:span> trabalho era <text:span text:style-name="T16">para </text:span>a casa dos tios de Sérgio, Arno e Doris Tomm, no prédio da família que existe até os dias atuais, na Rua Andradas, <text:span text:style-name="T17">ao lado da loja Dallosto, construído pelo avô de Sérgio, </text:span><text:span text:style-name="T18">Ema</text:span><text:span text:style-name="T17"> e Rodolfo Tomm.</text:span></text:p>
      <text:p text:style-name="P24"><text:soft-page-break/>Jacinta aprendeu muito com ao vovó Alma, <text:span text:style-name="T18">mãe de Doris, s</text:span>eus ensinamentos, seus dotes culinários, seus costumes também de origem alemã e uma descendência remota em comum… <text:span text:style-name="T16">tantas lições...</text:span></text:p>
      <text:p text:style-name="P21">Aprendeu desde cedo que nada vem sem esforço. Trabalhou, lutou, se adaptou… enfrentou dificuldades com a língua, com a saudade, com as incertezas. Mas nunca desistiu.</text:p>
      <text:p text:style-name="P21">E foi justamente essa força que guiou cada passo da sua caminhada.</text:p>
      <text:p text:style-name="P24">Sérgio seguiu seus estudos, rumando a Porto Alegre, e eles nunca mais se viram...</text:p>
      <text:p text:style-name="P24">Ao completar a maioridade, foi evoluindo profissionalmente, começando a trabalhar em uma livraria, como balconista, após como caixa de mercado e em seguida em um laboratório de análises clínicas, dividindo apartamento com outras meninas, seguiu sem esmorecer… <text:span text:style-name="T19">após </text:span><text:span text:style-name="T16">conseguiu se colocar </text:span><text:span text:style-name="T19">em um escritório de agrônomos, buscando sempre conciliar a vida profissional com os estudos.</text:span></text:p>
      <text:p text:style-name="P25">No meio dessa trajetória, após cerca de quatro anos, a vida preparou um reencontro especial… em uma esquina da cidade de Santo Ângelo, Sérgio e Jacinta se cruzaram novamente. Um encontro <text:span text:style-name="T20">inesperado</text:span>, mas que marcou o início de uma história que permanece viva até hoje. <text:span text:style-name="T16">(+ detalhes na festa de Bodas de Ouro que se aproxima...) </text:span></text:p>
      <text:p text:style-name="P26"><text:span text:style-name="T20">Casaram-</text:span><text:span text:style-name="T16">se</text:span><text:span text:style-name="T20"> em 1978, na Igreja Evangélica Luterana Sião de Santo Ângelo, para o desespero da minha avó materna Thereza… que temia pela vida espiritual da </text:span><text:span text:style-name="T16">filha</text:span><text:span text:style-name="T20"> </text:span><text:span text:style-name="T16">face </text:span><text:span text:style-name="T20">a troca de religião… </text:span><text:span text:style-name="T16">(imaginem os bastidores… rsrsrsrs...)</text:span></text:p>
      <text:p text:style-name="P26"><text:span text:style-name="T20">Mas esse </text:span>amor <text:span text:style-name="T20">resistiu a tudo </text:span>— <text:span text:style-name="T20">sendo</text:span> <text:span text:style-name="T20">inabalável</text:span>, verdadeiro e duradouro. Ao lado do nosso pai, Jacinta construiu uma vida pautada na parceria, no respeito e no companheirismo. Uma união sólida, que atravessa o tempo e se torna, para todos nós, um exemplo inspirador de amor e dedicação.</text:p>
      <text:p text:style-name="P26">Juntos, construíram algo ainda maior: uma família.</text:p>
      <text:p text:style-name="P26"><text:span text:style-name="T20">Em 1980, nasceu </text:span>Fábio, <text:span text:style-name="T20">hoje professor doutor da Engenharia de Energias Renováveis da Unipampa; em, 1982, </text:span>Carla, <text:span text:style-name="T20">hoje</text:span> <text:span text:style-name="T20">juíza federal, professora e diretora de Ensino da ESMAFE/RS</text:span> e, <text:span text:style-name="T20">em 15/04/1989, </text:span><text:span text:style-name="T16">ou seja, na </text:span><text:span text:style-name="T20">data em que completou 33 anos, nasceu</text:span> Cláudio, <text:span text:style-name="T20">hoje seu sócio na Concept Serviços Contábeis, mestre em educação e professor em engenharia da computação da URI/Santo Ângelo/RS. </text:span><text:span text:style-name="T21">C</text:span>rescemos aprendendo, todos os dias, com seu exemplo.</text:p>
      <text:p text:style-name="P17">Aprendemos sobre valores, sobre fé, sobre responsabilidade…<text:line-break/>Mas principalmente, aprendemos sobre o que é amar e cuidar.</text:p>
      <text:p text:style-name="P17">E como se não bastasse ser uma mãe incrível, ela também foi incansável na vida profissional.</text:p>
      <text:p text:style-name="P17">A mãe nunca teve medo de recomeçar.<text:line-break/>Passou por diferentes trabalhos, enfrentou portas fechadas, mas seguiu em frente. E com muita persistência, encontrou sua vocação na contabilidade.</text:p>
      <text:p text:style-name="P17">Se dedicou, <text:span text:style-name="T21">conciliou todos os campos da vida com o </text:span>estudo <text:span text:style-name="T21">e </text:span>se formou <text:span text:style-name="T21">na Unijui, em 08/08/1986.</text:span> <text:span text:style-name="T21">Iniciou suas atividades como autônoma, atendendo o Grupo de empresa</text:span><text:span text:style-name="T16">s</text:span><text:span text:style-name="T21"> da Família Veiga e c</text:span>onstruiu, com muito esforço, a sua própria história, <text:span text:style-name="T21">sendo uma das primeiras contadoras mulher a ter seu próprio escritório nesta cidade, localizado no Edifício Executivo, em 1991.</text:span></text:p>
      <text:p text:style-name="P27"><text:soft-page-break/>Em abril de 1994, juntamente com Sérgio, adquiriu a Eletro Metalúrgica Rural Ltda, passando a sediar seu escritório, juntamente com a empresa que passara a chamar-se METALCAIXAS IND. E COM. LTDA, no préd<text:span text:style-name="T22">i</text:span>o localizado na Rua Tiradentes quase esquina com a Av. Getúlio Vargas. Permanecendo ali até a inauguração da sede própria, <text:span text:style-name="T23">em outubro de 1997, </text:span>a qual construiu, na Av. Getúlio Vargas, que teve suas atividades encerradas em final de 2015.</text:p>
      <text:p text:style-name="P28">Em janeiro desse mesmo ano adquiriu o escritório de ENI BOHN, tendo agregado todo seu acervo de clientes à CONCEPT e a felicidade de ter como funcionárias Cleusa e Ligia, as quais desde então prestam relevante e exímio trabalho, com esmero e muita dedicação, cuja equipe é ainda agregada por <text:span text:style-name="T23">sua </text:span>amiga de longa data Vera e a querida e sorridente Hindra.</text:p>
      <text:p text:style-name="P29">Já está bom… posso parar… porque só mais uma obra para animar… sim, ...</text:p>
      <text:p text:style-name="P28">Em fevereiro de 2016, inaugurou o prédio de 4 andares da Travessa Geiss, 107, a qual idealizou e construiu, localizando no térreo as novas instalações da CONCEPT Serviços Contábeis e inovando no ramo de locações de kitinetes mobiliadas, pelo aplicativo airbnb, em nossa cidade.</text:p>
      <text:p text:style-name="P29">Nesses últimos anos, herdaram e adquiriram vários imóveis, inclusive mais um dos apartamentos onde outrora inciou suas atividades na cidade, da família Tomm. Quem diria!</text:p>
      <text:p text:style-name="P17">Mas quem conhece a mãe sabe… que ela nunca viveu só para si.</text:p>
      <text:p text:style-name="P17">O espírito comunitário sempre esteve presente.<text:line-break/>Assim como o <text:span text:style-name="T23">vo</text:span>vô <text:span text:style-name="T23">Aloisio</text:span>, que tanto se dedicou à comunidade, <text:span text:style-name="T24">tendo sido um dos fundadores da COOPEROQUE e ainda outra cooperativa que existe até hoje, </text:span>ela também fez da sua vida um exemplo de serviço ao próximo, <text:span text:style-name="T23">dedicando a diversas causas filantrópicas, a exemplo:</text:span></text:p>
      <text:p text:style-name="P30">- Desde 1995 faz parte da Comissão Escolar do Colégio Concórdia e da Diretoria da Comunidade Evangélica Luterana Sião, tendo sido a primeira e única presidenta mulher dessa Comunidade <text:span text:style-name="T24">e da aludida Escola</text:span>.</text:p>
      <text:p text:style-name="P30">- Desde 1996, ajudou a fundar e atua como gestora e contadora do Centro de Acolhimento Martinho Lutero;</text:p>
      <text:p text:style-name="P31">- <text:span text:style-name="T23">Desde 2011, atua como coordenadora da Cooperativa Sicredi; </text:span></text:p>
      <text:p text:style-name="P31">- Participou <text:span text:style-name="T23">ainda como sócia-remida e da diretoria do CTG 20 de setembro, </text:span><text:span text:style-name="T24">é a 3.</text:span><text:span text:style-name="T25">a</text:span><text:span text:style-name="T24"> Vice- Presidente </text:span><text:span text:style-name="T23">do Lions Tiaraju, </text:span><text:span text:style-name="T24">já foi vice-diretora da</text:span><text:span text:style-name="T23"> Associação dos Contadores – CRC, entre outras atividades</text:span> associa<text:span text:style-name="T23">tivas</text:span>, <text:span text:style-name="T23">de </text:span>igrejas <text:span text:style-name="T23">e</text:span> clubes… liderou, ajudou, se envolveu. Sempre pensando no coletivo, no crescimento da comunidade, no bem das pessoas.</text:p>
      <text:p text:style-name="P17">E talvez esse seja um dos seus maiores legados: o de ensinar, com atitudes, que a vida faz mais sentido quando é vivida com propósito e generosidade.</text:p>
      <text:p text:style-name="P17">E hoje… olhando para tudo isso… Vemos muito mais do que uma trajetória.</text:p>
      <text:p text:style-name="P17">Vemos uma vida construída com coragem <text:span text:style-name="T24">e esforço</text:span>.<text:line-break/>Uma história escrita com <text:span text:style-name="T24">visão empreendedora. </text:span><text:line-break/>E um legado marcado pelo amor.</text:p>
      <text:p text:style-name="P17">E como recompensa de tudo isso… Deus ainda nos presenteou com uma família linda que continua crescendo.</text:p>
      <text:p text:style-name="P17"><text:soft-page-break/>Hoje somos muitos… <text:span text:style-name="T24">3 </text:span>filhos, <text:span text:style-name="T24">o</text:span> genro <text:span text:style-name="T24">Fernando</text:span>, <text:span text:style-name="T24">as</text:span> noras <text:span text:style-name="T24">Maira e Camila</text:span>… e 10 netos que são motivos de <text:span text:style-name="T24">muito</text:span> orgulho e alegria – <text:span text:style-name="T24">Daniel, Danieli, Helena, Joaquim, Conrado, Fernanda, Benjamim, Maitê e Clara</text:span>.</text:p>
      <text:p text:style-name="P17">Mãe…hoje não celebramos apenas os seus 70 anos.</text:p>
      <text:p text:style-name="P17">Celebramos tudo o que você é.<text:line-break/>Tudo o que você construiu.<text:line-break/>E tudo o que você representa na vida de cada um de nós.</text:p>
      <text:p text:style-name="P17">Obrigada por nunca desistir.<text:line-break/>Obrigada por nos ensinar tanto.<text:line-break/>Obrigada por ser essa mulher forte, generosa e inspiradora.</text:p>
      <text:p text:style-name="P17">Que Deus continue te abençoando com saúde, alegria e muitos anos ao nosso lado.</text:p>
      <text:p text:style-name="P32">Nós te amamos muito!</text:p>
      <text:p text:style-name="P2"/>
      <text:h text:style-name="P3" text:outline-level="3">🥂 <text:span text:style-name="T8">4</text:span>. HOMENAGENS (13h<text:span text:style-name="T8">25</text:span>)</text:h>
      <text:list text:continue-numbering="true" text:style-name="L3">
        <text:list-item>
          <text:p text:style-name="P33">Convida<text:span text:style-name="T10">mos</text:span> a aniversariante para vir a frente</text:p>
        </text:list-item>
        <text:list-item>
          <text:p text:style-name="P34">Convidamos agora meu irmão Fábio que, em uma linda homenagem àquela que sempre teve uma afinidade especial com os números, fará a declamação do poema ‘A Conta Exata do Amor’. </text:p>
        </text:list-item>
        <text:list-item>
          <text:p text:style-name="P35"><text:span text:style-name="T9">Passar o v</text:span><text:span text:style-name="T1">ídeo </text:span></text:p>
        </text:list-item>
        <text:list-item>
          <text:p text:style-name="P36"><text:span text:style-name="Strong_20_Emphasis"><text:span text:style-name="T26">“Dando continuidade a esta linda celebração dos 70 anos da Jacinta, </text:span></text:span><text:span text:style-name="Strong_20_Emphasis"><text:span text:style-name="T27">e para referendar que de</text:span></text:span><text:span text:style-name="Strong_20_Emphasis"><text:span text:style-name="T26">sde jovem, Jacinta mostrou que determinação e coragem seriam suas maiores companheiras, convidamos com muito carinho o nosso querido cantor Joel Pedroso, que irá nos presentear com uma canção especial — uma música que traduz, em melodia e palavras, todo o amor, admiração e gratidão que nós sentimos por você.”</text:span></text:span></text:p>
        </text:list-item>
        <text:list-item>
          <text:p text:style-name="P35">Homenagem do esposo – <text:span text:style-name="T9">bouquet de flores</text:span></text:p>
        </text:list-item>
      </text:list>
      <text:p text:style-name="P2"/>
      <text:h text:style-name="P3" text:outline-level="3">🎂 <text:span text:style-name="T8">5</text:span>. PARABÉNS E BOLO (13h<text:span text:style-name="T8">45</text:span>)</text:h>
      <text:list text:style-name="L4">
        <text:list-item>
          <text:p text:style-name="P37">Fala da aniversariante – <text:span text:style-name="T11">(baixinho - Música: A Thousand Years, de Cristina Perri (</text:span><text:a xlink:type="simple" xlink:href="https://www.youtube.com/watch?v=nwTYPDZrGvs&amp;list=RDnwTYPDZrGvs&amp;start_radio=1" text:style-name="Internet_20_link" text:visited-style-name="Visited_20_Internet_20_Link"><text:span text:style-name="T11">https://www.youtube.com/watch?v=nwTYPDZrGvs&amp;list=RDnwTYPDZrGvs&amp;start_radio=1</text:span></text:a><text:span text:style-name="T11">)</text:span></text:p>
        </text:list-item>
        <text:list-item>
          <text:p text:style-name="P38">Cantar parabéns</text:p>
        </text:list-item>
        <text:list-item>
          <text:p text:style-name="P39">Corte do bolo - <text:span text:style-name="T2">Música: </text:span><text:span text:style-name="T6">We are the world <text:s/>(</text:span><text:span text:style-name="T26">após o parabéns - </text:span><text:span text:style-name="T6">inciar baixinho em 3 minutos e ir aumentando - </text:span><text:a xlink:type="simple" xlink:href="https://www.youtube.com/watch?v=Qzan6J89-KI&amp;list=RDQzan6J89-KI&amp;start_radio=1" text:style-name="Internet_20_link" text:visited-style-name="Visited_20_Internet_20_Link"><text:span text:style-name="T6">https://www.youtube.com/watch?v=Qzan6J89-KI&amp;list=RDQzan6J89-KI&amp;start_radio=1</text:span></text:a><text:span text:style-name="T6">)</text:span></text:p>
        </text:list-item>
      </text:list>
      <text:p text:style-name="P2"/>
      <text:h text:style-name="P40" text:outline-level="3"><text:soft-page-break/>💖 <text:span text:style-name="T8">6. </text:span><text:span text:style-name="T9">BRINDE FINAL </text:span><text:span text:style-name="T8">(14h)</text:span></text:h>
      <text:h text:style-name="P41" text:outline-level="3"><text:span text:style-name="T8">MÚSICA: </text:span>Con Te Partiró – Andrea Bocelli (<text:span text:style-name="T28">iniciar baixinho </text:span><text:span text:style-name="T29">em 20 segundos </text:span><text:span text:style-name="T28">e ir aumentando - <text:s/>https://www.youtube.com/watch?v=TdWEhMOrRpQ&amp;list=RDTdWEhMOrRpQ&amp;start_radio=1)</text:span></text:h>
      <text:p text:style-name="P42"/>
      <text:p text:style-name="P42">“Convidamos todos a erguerem suas taças e copos para um brinde muito especial aos 70 anos de Jacinta Tomm. Que este momento celebre uma vida marcada pela coragem, pela fé, pelo trabalho e, acima de tudo, pelo amor. Uma mulher que soube transformar desafios em conquistas e que construiu um legado de valores, união e inspiração que continuará vivo em cada um de nós.” </text:p>
      <text:list text:continue-numbering="true" text:style-name="L4">
        <text:list-item>
          <text:p text:style-name="P43">Brinde especial</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4T09:37:36.952551700</meta:creation-date>
    <dc:date>2026-04-17T11:57:12.736900800</dc:date>
    <meta:editing-duration>PT52M41S</meta:editing-duration>
    <meta:editing-cycles>6</meta:editing-cycles>
    <meta:generator>LibreOffice/25.8.5.2$Windows_X86_64 LibreOffice_project/9c8b85f387cc00a89945a79c9e6239f32e450ac2</meta:generator>
    <meta:print-date>2026-04-17T11:56:52.144967900</meta:print-date>
    <meta:document-statistic meta:table-count="0" meta:image-count="0" meta:object-count="0" meta:page-count="6" meta:paragraph-count="79" meta:word-count="2089" meta:character-count="12856" meta:non-whitespace-character-count="10833"/>
  </office:meta>
</office:document-meta>
</file>